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sub>
              <mi>U</mi>
              <mtext>Schwerkraft</mtext>
            </msub>
            <mrow>
              <mspace width="2em"/>
              <mo stretchy="false">=</mo>
              <mspace width="2em"/>
            </mrow>
            <mn>0</mn>
            <mrow>
              <mspace width="2em"/>
              <mo stretchy="false">+</mo>
              <mspace width="2em"/>
            </mrow>
            <mi>W</mi>
            <mrow>
              <mspace width="2em"/>
              <mo stretchy="false">=</mo>
              <mspace width="2em"/>
            </mrow>
            <mi>W</mi>
            <mrow>
              <mspace width="2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2em"/>
            </mrow>
            <mstyle color="red">
              <mi>F</mi>
            </mstyle>
            <mstyle color="blue">
              <mi>s</mi>
            </mstyle>
            <mrow>
              <mspace width="2em"/>
              <mo stretchy="false">=</mo>
              <mspace width="2em"/>
            </mrow>
            <mstyle color="red">
              <mrow>
                <mi>m</mi>
                <mspace width="0.5em"/>
                <mi>a</mi>
              </mrow>
            </mstyle>
            <mspace width="0.5em"/>
            <mstyle color="blue">
              <mi>s</mi>
            </mstyle>
            <mrow>
              <mspace width="2em"/>
              <mo stretchy="false">=</mo>
              <mspace width="2em"/>
            </mrow>
            <mi>m</mi>
            <mspace width="0.5em"/>
            <mi>g</mi>
            <mspace width="0.5em"/>
            <mi>h</mi>
            <mrow>
              <mspace width="6em"/>
              <mo stretchy="false">∣</mo>
              <mspace width="2em"/>
            </mrow>
            <mtext> für </mtext>
            <mspace width="2em"/>
            <mi>a</mi>
            <mrow>
              <mspace width="2em"/>
              <mo stretchy="false">=</mo>
              <mspace width="2em"/>
            </mrow>
            <mi>g</mi>
            <mspace width="2em"/>
            <mtext> und </mtext>
            <mspace width="2em"/>
            <mi>s</mi>
            <mrow>
              <mspace width="2em"/>
              <mo stretchy="false">=</mo>
              <mspace width="2em"/>
            </mrow>
            <mi>h</mi>
          </mrow>
        </mtd>
      </mtr>
    </mtable>
    <annotation encoding="StarMath 5.0">alignl U _"Schwerkraft" ~=~ 0 ~+~ W ~=~ W ~=` newline
`=~ color red F color blue s ~=~ color red {m ` a} ` color blue s 
~=~ m ` g ` h ~~~ divides ~ " für "~ a ~=~ g ~" und "~ s ~=~ h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31:53.288000000</meta:creation-date>
    <dc:date>2015-03-03T18:43:25.160000000</dc:date>
    <meta:editing-duration>PT6M32S</meta:editing-duration>
    <meta:editing-cycles>2</meta:editing-cycles>
    <meta:generator>LibreOffice/4.3.4.1$Windows_x86 LibreOffice_project/bc356b2f991740509f321d70e4512a6a54c5f243</meta:generator>
  </office:meta>
</office:document-meta>
</file>